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26b" officeooo:paragraph-rsid="001dc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fics notes</text:p>
      <text:p text:style-name="P1"/>
      <text:p text:style-name="P1">Rendering</text:p>
      <text:p text:style-name="P1">The process of generating an image form a 3D model. We convert raw data(geometry, lighting, materials, textures) and convert it to frames. The speed is measured in Frames Per Second (FPS)</text:p>
      <text:p text:style-name="P1">It follows a graphics pipeline</text:p>
      <text:p text:style-name="P1">1. Model Data</text:p>
      <text:p text:style-name="P1">- 3D objects are defined using vertices, edges and faces</text:p>
      <text:p text:style-name="P1">- these are stored as meshes made up of triangles or polygons</text:p>
      <text:p text:style-name="P1">2. Transformation and Projection</text:p>
      <text:p text:style-name="P1">- the 3D model is positioned, rotated and scaled</text:p>
      <text:p text:style-name="P1">- the scene is projected onto a 2D screen, using a camera perspective</text:p>
      <text:p text:style-name="P1">3. Rasterization</text:p>
      <text:p text:style-name="P1">- the 3D objects are broken down into pixels (fragments) on the screen</text:p>
      <text:p text:style-name="P1">4. Shading and Lighting</text:p>
      <text:p text:style-name="P1">- the GPU calculates colors, shadows, relections and textures for each pixel</text:p>
      <text:p text:style-name="P1">- shaders define how the final colors appear</text:p>
      <text:p text:style-name="P1">5. Final image output</text:p>
      <text:p text:style-name="P1">- the computed pixels are assembled into a final image and displaye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8:53:09.676255260</meta:creation-date>
    <meta:editing-duration>PT33S</meta:editing-duration>
    <meta:editing-cycles>2</meta:editing-cycles>
    <meta:generator>LibreOffice/7.3.7.2$Linux_X86_64 LibreOffice_project/30$Build-2</meta:generator>
    <dc:date>2025-03-21T08:53:40.055630960</dc:date>
    <meta:document-statistic meta:table-count="0" meta:image-count="0" meta:object-count="0" meta:page-count="1" meta:paragraph-count="17" meta:word-count="145" meta:character-count="836" meta:non-whitespace-character-count="708"/>
  </office:meta>
</office:document-meta>
</file>